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1350000000000002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plog</text:p>
          </table:table-cell>
          <table:table-cell office:value-type="float" office:value="0.09342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plog</text:p>
          </table:table-cell>
          <table:table-cell office:value-type="float" office:value="0.13526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plog</text:p>
          </table:table-cell>
          <table:table-cell office:value-type="float" office:value="0.1286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7271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plog</text:p>
          </table:table-cell>
          <table:table-cell office:value-type="float" office:value="0.11866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plog</text:p>
          </table:table-cell>
          <table:table-cell office:value-type="float" office:value="0.15320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80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2531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plog</text:p>
          </table:table-cell>
          <table:table-cell office:value-type="float" office:value="0.98540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87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531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plog</text:p>
          </table:table-cell>
          <table:table-cell office:value-type="float" office:value="0.14299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26686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plog</text:p>
          </table:table-cell>
          <table:table-cell office:value-type="float" office:value="0.50469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84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64967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plog</text:p>
          </table:table-cell>
          <table:table-cell office:value-type="float" office:value="15.012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66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297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plog</text:p>
          </table:table-cell>
          <table:table-cell office:value-type="float" office:value="674.1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18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17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plog</text:p>
          </table:table-cell>
          <table:table-cell office:value-type="float" office:value="0.1730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80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97161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plog</text:p>
          </table:table-cell>
          <table:table-cell office:value-type="float" office:value="3.5382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03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54948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plog</text:p>
          </table:table-cell>
          <table:table-cell office:value-type="float" office:value="358.09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696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69959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254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257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plog</text:p>
          </table:table-cell>
          <table:table-cell office:value-type="float" office:value="0.30086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81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65275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plog</text:p>
          </table:table-cell>
          <table:table-cell office:value-type="float" office:value="31.889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48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42585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252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257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260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264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plog</text:p>
          </table:table-cell>
          <table:table-cell office:value-type="float" office:value="1.0222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86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31794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plog</text:p>
          </table:table-cell>
          <table:table-cell office:value-type="float" office:value="317.67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696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2802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254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259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263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36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030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plog</text:p>
          </table:table-cell>
          <table:table-cell office:value-type="float" office:value="3.5380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03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697357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252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257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262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35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8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035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9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51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7])" office:value-type="float"/>
          <table:table-cell table:formula="of:=SUM([.C3:.C37])" office:value-type="float"/>
          <table:table-cell table:formula="of:=SUM([.D3:.D37])" office:value-type="float"/>
          <table:table-cell table:formula="of:=SUM([.E3:.E37])" office:value-type="float"/>
          <table:table-cell table:formula="of:=SUM([.F3:.F37])" office:value-type="float"/>
          <table:table-cell table:formula="of:=SUM([.G3:.G37])" office:value-type="float"/>
          <table:table-cell table:formula="of:=SUM([.H3:.H37])" office:value-type="float"/>
          <table:table-cell table:formula="of:=SUM([.I3:.I37])" office:value-type="float"/>
          <table:table-cell table:formula="of:=SUM([.J3:.J37])" office:value-type="float"/>
          <table:table-cell table:formula="of:=SUM([.K3:.K37])" office:value-type="float"/>
          <table:table-cell table:formula="of:=SUM([.L3:.L37])" office:value-type="float"/>
          <table:table-cell table:formula="of:=SUM([.M3:.M37])" office:value-type="float"/>
          <table:table-cell table:formula="of:=SUM([.N3:.N37])" office:value-type="float"/>
          <table:table-cell table:formula="of:=SUM([.O3:.O37])" office:value-type="float"/>
          <table:table-cell table:formula="of:=SUM([.P3:.P37])" office:value-type="float"/>
          <table:table-cell table:formula="of:=SUM([.Q3:.Q37])" office:value-type="float"/>
          <table:table-cell table:formula="of:=SUM([.R3:.R37])" office:value-type="float"/>
          <table:table-cell table:formula="of:=SUM([.S3:.S37])" office:value-type="float"/>
          <table:table-cell table:formula="of:=SUM([.T3:.T37])" office:value-type="float"/>
          <table:table-cell table:formula="of:=SUM([.U3:.U37])" office:value-type="float"/>
          <table:table-cell table:formula="of:=SUM([.V3:.V37])" office:value-type="float"/>
          <table:table-cell table:formula="of:=SUM([.W3:.W37])" office:value-type="float"/>
          <table:table-cell table:formula="of:=SUM([.X3:.X37])" office:value-type="float"/>
          <table:table-cell table:formula="of:=SUM([.Y3:.Y37])" office:value-type="float"/>
          <table:table-cell table:formula="of:=SUM([.Z3:.Z37])" office:value-type="float"/>
          <table:table-cell table:formula="of:=SUM([.AA3:.AA37])" office:value-type="float"/>
          <table:table-cell table:formula="of:=SUM([.AB3:.AB37])" office:value-type="float"/>
          <table:table-cell table:formula="of:=SUM([.AC3:.AC37])" office:value-type="float"/>
          <table:table-cell table:formula="of:=SUM([.AD3:.AD37])" office:value-type="float"/>
          <table:table-cell table:formula="of:=SUM([.AE3:.AE37])" office:value-type="float"/>
          <table:table-cell table:formula="of:=SUM([.AF3:.AF37])" office:value-type="float"/>
          <table:table-cell table:formula="of:=SUM([.AG3:.AG37])" office:value-type="float"/>
          <table:table-cell table:formula="of:=SUM([.AH3:.AH37])" office:value-type="float"/>
          <table:table-cell table:formula="of:=SUM([.AI3:.AI37])" office:value-type="float"/>
          <table:table-cell table:formula="of:=SUM([.AJ3:.AJ37])" office:value-type="float"/>
          <table:table-cell table:formula="of:=SUM([.AK3:.AK37])" office:value-type="float"/>
          <table:table-cell table:formula="of:=SUM([.AL3:.AL37])" office:value-type="float"/>
          <table:table-cell table:formula="of:=SUM([.AM3:.AM37])" office:value-type="float"/>
          <table:table-cell table:formula="of:=SUM([.AN3:.AN37])" office:value-type="float"/>
          <table:table-cell table:formula="of:=SUM([.AO3:.AO37])" office:value-type="float"/>
          <table:table-cell table:formula="of:=SUM([.AP3:.AP37])" office:value-type="float"/>
          <table:table-cell table:formula="of:=SUM([.AQ3:.AQ37])" office:value-type="float"/>
          <table:table-cell table:formula="of:=SUM([.AR3:.AR37])" office:value-type="float"/>
          <table:table-cell table:formula="of:=SUM([.AS3:.AS3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7])" office:value-type="float"/>
          <table:table-cell table:formula="of:=AVERAGE([.C3:.C37])" office:value-type="float"/>
          <table:table-cell table:formula="of:=AVERAGE([.D3:.D37])" office:value-type="float"/>
          <table:table-cell table:formula="of:=AVERAGE([.E3:.E37])" office:value-type="float"/>
          <table:table-cell table:formula="of:=AVERAGE([.F3:.F37])" office:value-type="float"/>
          <table:table-cell table:formula="of:=AVERAGE([.G3:.G37])" office:value-type="float"/>
          <table:table-cell table:formula="of:=AVERAGE([.H3:.H37])" office:value-type="float"/>
          <table:table-cell table:formula="of:=AVERAGE([.I3:.I37])" office:value-type="float"/>
          <table:table-cell table:formula="of:=AVERAGE([.J3:.J37])" office:value-type="float"/>
          <table:table-cell table:formula="of:=AVERAGE([.K3:.K37])" office:value-type="float"/>
          <table:table-cell table:formula="of:=AVERAGE([.L3:.L37])" office:value-type="float"/>
          <table:table-cell table:formula="of:=AVERAGE([.M3:.M37])" office:value-type="float"/>
          <table:table-cell table:formula="of:=AVERAGE([.N3:.N37])" office:value-type="float"/>
          <table:table-cell table:formula="of:=AVERAGE([.O3:.O37])" office:value-type="float"/>
          <table:table-cell table:formula="of:=AVERAGE([.P3:.P37])" office:value-type="float"/>
          <table:table-cell table:formula="of:=AVERAGE([.Q3:.Q37])" office:value-type="float"/>
          <table:table-cell table:formula="of:=AVERAGE([.R3:.R37])" office:value-type="float"/>
          <table:table-cell table:formula="of:=AVERAGE([.S3:.S37])" office:value-type="float"/>
          <table:table-cell table:formula="of:=AVERAGE([.T3:.T37])" office:value-type="float"/>
          <table:table-cell table:formula="of:=AVERAGE([.U3:.U37])" office:value-type="float"/>
          <table:table-cell table:formula="of:=AVERAGE([.V3:.V37])" office:value-type="float"/>
          <table:table-cell table:formula="of:=AVERAGE([.W3:.W37])" office:value-type="float"/>
          <table:table-cell table:formula="of:=AVERAGE([.X3:.X37])" office:value-type="float"/>
          <table:table-cell table:formula="of:=AVERAGE([.Y3:.Y37])" office:value-type="float"/>
          <table:table-cell table:formula="of:=AVERAGE([.Z3:.Z37])" office:value-type="float"/>
          <table:table-cell table:formula="of:=AVERAGE([.AA3:.AA37])" office:value-type="float"/>
          <table:table-cell table:formula="of:=AVERAGE([.AB3:.AB37])" office:value-type="float"/>
          <table:table-cell table:formula="of:=AVERAGE([.AC3:.AC37])" office:value-type="float"/>
          <table:table-cell table:formula="of:=AVERAGE([.AD3:.AD37])" office:value-type="float"/>
          <table:table-cell table:formula="of:=AVERAGE([.AE3:.AE37])" office:value-type="float"/>
          <table:table-cell table:formula="of:=AVERAGE([.AF3:.AF37])" office:value-type="float"/>
          <table:table-cell table:formula="of:=AVERAGE([.AG3:.AG37])" office:value-type="float"/>
          <table:table-cell table:formula="of:=AVERAGE([.AH3:.AH37])" office:value-type="float"/>
          <table:table-cell table:formula="of:=AVERAGE([.AI3:.AI37])" office:value-type="float"/>
          <table:table-cell table:formula="of:=AVERAGE([.AJ3:.AJ37])" office:value-type="float"/>
          <table:table-cell table:formula="of:=AVERAGE([.AK3:.AK37])" office:value-type="float"/>
          <table:table-cell table:formula="of:=AVERAGE([.AL3:.AL37])" office:value-type="float"/>
          <table:table-cell table:formula="of:=AVERAGE([.AM3:.AM37])" office:value-type="float"/>
          <table:table-cell table:formula="of:=AVERAGE([.AN3:.AN37])" office:value-type="float"/>
          <table:table-cell table:formula="of:=AVERAGE([.AO3:.AO37])" office:value-type="float"/>
          <table:table-cell table:formula="of:=AVERAGE([.AP3:.AP37])" office:value-type="float"/>
          <table:table-cell table:formula="of:=AVERAGE([.AQ3:.AQ37])" office:value-type="float"/>
          <table:table-cell table:formula="of:=AVERAGE([.AR3:.AR37])" office:value-type="float"/>
          <table:table-cell table:formula="of:=AVERAGE([.AS3:.AS3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7])" office:value-type="float"/>
          <table:table-cell table:formula="of:=STDEV([.C3:.C37])" office:value-type="float"/>
          <table:table-cell table:formula="of:=STDEV([.D3:.D37])" office:value-type="float"/>
          <table:table-cell table:formula="of:=STDEV([.E3:.E37])" office:value-type="float"/>
          <table:table-cell table:formula="of:=STDEV([.F3:.F37])" office:value-type="float"/>
          <table:table-cell table:formula="of:=STDEV([.G3:.G37])" office:value-type="float"/>
          <table:table-cell table:formula="of:=STDEV([.H3:.H37])" office:value-type="float"/>
          <table:table-cell table:formula="of:=STDEV([.I3:.I37])" office:value-type="float"/>
          <table:table-cell table:formula="of:=STDEV([.J3:.J37])" office:value-type="float"/>
          <table:table-cell table:formula="of:=STDEV([.K3:.K37])" office:value-type="float"/>
          <table:table-cell table:formula="of:=STDEV([.L3:.L37])" office:value-type="float"/>
          <table:table-cell table:formula="of:=STDEV([.M3:.M37])" office:value-type="float"/>
          <table:table-cell table:formula="of:=STDEV([.N3:.N37])" office:value-type="float"/>
          <table:table-cell table:formula="of:=STDEV([.O3:.O37])" office:value-type="float"/>
          <table:table-cell table:formula="of:=STDEV([.P3:.P37])" office:value-type="float"/>
          <table:table-cell table:formula="of:=STDEV([.Q3:.Q37])" office:value-type="float"/>
          <table:table-cell table:formula="of:=STDEV([.R3:.R37])" office:value-type="float"/>
          <table:table-cell table:formula="of:=STDEV([.S3:.S37])" office:value-type="float"/>
          <table:table-cell table:formula="of:=STDEV([.T3:.T37])" office:value-type="float"/>
          <table:table-cell table:formula="of:=STDEV([.U3:.U37])" office:value-type="float"/>
          <table:table-cell table:formula="of:=STDEV([.V3:.V37])" office:value-type="float"/>
          <table:table-cell table:formula="of:=STDEV([.W3:.W37])" office:value-type="float"/>
          <table:table-cell table:formula="of:=STDEV([.X3:.X37])" office:value-type="float"/>
          <table:table-cell table:formula="of:=STDEV([.Y3:.Y37])" office:value-type="float"/>
          <table:table-cell table:formula="of:=STDEV([.Z3:.Z37])" office:value-type="float"/>
          <table:table-cell table:formula="of:=STDEV([.AA3:.AA37])" office:value-type="float"/>
          <table:table-cell table:formula="of:=STDEV([.AB3:.AB37])" office:value-type="float"/>
          <table:table-cell table:formula="of:=STDEV([.AC3:.AC37])" office:value-type="float"/>
          <table:table-cell table:formula="of:=STDEV([.AD3:.AD37])" office:value-type="float"/>
          <table:table-cell table:formula="of:=STDEV([.AE3:.AE37])" office:value-type="float"/>
          <table:table-cell table:formula="of:=STDEV([.AF3:.AF37])" office:value-type="float"/>
          <table:table-cell table:formula="of:=STDEV([.AG3:.AG37])" office:value-type="float"/>
          <table:table-cell table:formula="of:=STDEV([.AH3:.AH37])" office:value-type="float"/>
          <table:table-cell table:formula="of:=STDEV([.AI3:.AI37])" office:value-type="float"/>
          <table:table-cell table:formula="of:=STDEV([.AJ3:.AJ37])" office:value-type="float"/>
          <table:table-cell table:formula="of:=STDEV([.AK3:.AK37])" office:value-type="float"/>
          <table:table-cell table:formula="of:=STDEV([.AL3:.AL37])" office:value-type="float"/>
          <table:table-cell table:formula="of:=STDEV([.AM3:.AM37])" office:value-type="float"/>
          <table:table-cell table:formula="of:=STDEV([.AN3:.AN37])" office:value-type="float"/>
          <table:table-cell table:formula="of:=STDEV([.AO3:.AO37])" office:value-type="float"/>
          <table:table-cell table:formula="of:=STDEV([.AP3:.AP37])" office:value-type="float"/>
          <table:table-cell table:formula="of:=STDEV([.AQ3:.AQ37])" office:value-type="float"/>
          <table:table-cell table:formula="of:=STDEV([.AR3:.AR37])" office:value-type="float"/>
          <table:table-cell table:formula="of:=STDEV([.AS3:.AS3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7]-[.$M3:.$M37])^2)^0.5" office:value-type="float"/>
          <table:table-cell table:number-matrix-columns-spanned="1" table:number-matrix-rows-spanned="1" table:formula="of:=SUM(([.C3:.C37]-[.$N3:.$N37])^2)^0.5" office:value-type="float"/>
          <table:table-cell table:number-matrix-columns-spanned="1" table:number-matrix-rows-spanned="1" table:formula="of:=SUM(([.D3:.D37]-[.$O3:.$O37])^2)^0.5" office:value-type="float"/>
          <table:table-cell table:number-matrix-columns-spanned="1" table:number-matrix-rows-spanned="1" table:formula="of:=SUM(([.E3:.E37]-[.$P3:.$P37])^2)^0.5" office:value-type="float"/>
          <table:table-cell table:number-matrix-columns-spanned="1" table:number-matrix-rows-spanned="1" table:formula="of:=SUM(([.F3:.F37]-[.$Q3:.$Q37])^2)^0.5" office:value-type="float"/>
          <table:table-cell table:number-matrix-columns-spanned="1" table:number-matrix-rows-spanned="1" table:formula="of:=SUM(([.G3:.G37]-[.$R3:.$R37])^2)^0.5" office:value-type="float"/>
          <table:table-cell table:number-matrix-columns-spanned="1" table:number-matrix-rows-spanned="1" table:formula="of:=SUM(([.H3:.H37]-[.$S3:.$S37])^2)^0.5" office:value-type="float"/>
          <table:table-cell table:number-matrix-columns-spanned="1" table:number-matrix-rows-spanned="1" table:formula="of:=SUM(([.I3:.I37]-[.$T3:.$T37])^2)^0.5" office:value-type="float"/>
          <table:table-cell table:number-matrix-columns-spanned="1" table:number-matrix-rows-spanned="1" table:formula="of:=SUM(([.J3:.J37]-[.$U3:.$U37])^2)^0.5" office:value-type="float"/>
          <table:table-cell table:number-matrix-columns-spanned="1" table:number-matrix-rows-spanned="1" table:formula="of:=SUM(([.K3:.K37]-[.$V3:.$V37])^2)^0.5" office:value-type="float"/>
          <table:table-cell table:number-matrix-columns-spanned="1" table:number-matrix-rows-spanned="1" table:formula="of:=SUM(([.L3:.L37]-[.$W3:.$W3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7]=[.$M3:.$M37])" office:value-type="float"/>
          <table:table-cell table:number-matrix-columns-spanned="1" table:number-matrix-rows-spanned="1" table:formula="of:=SUM([.C3:.C37]=[.$N3:.$N37])" office:value-type="float"/>
          <table:table-cell table:number-matrix-columns-spanned="1" table:number-matrix-rows-spanned="1" table:formula="of:=SUM([.D3:.D37]=[.$O3:.$O37])" office:value-type="float"/>
          <table:table-cell table:number-matrix-columns-spanned="1" table:number-matrix-rows-spanned="1" table:formula="of:=SUM([.E3:.E37]=[.$P3:.$P37])" office:value-type="float"/>
          <table:table-cell table:number-matrix-columns-spanned="1" table:number-matrix-rows-spanned="1" table:formula="of:=SUM([.F3:.F37]=[.$Q3:.$Q37])" office:value-type="float"/>
          <table:table-cell table:number-matrix-columns-spanned="1" table:number-matrix-rows-spanned="1" table:formula="of:=SUM([.G3:.G37]=[.$R3:.$R37])" office:value-type="float"/>
          <table:table-cell table:number-matrix-columns-spanned="1" table:number-matrix-rows-spanned="1" table:formula="of:=SUM([.H3:.H37]=[.$S3:.$S37])" office:value-type="float"/>
          <table:table-cell table:number-matrix-columns-spanned="1" table:number-matrix-rows-spanned="1" table:formula="of:=SUM([.I3:.I37]=[.$T3:.$T37])" office:value-type="float"/>
          <table:table-cell table:number-matrix-columns-spanned="1" table:number-matrix-rows-spanned="1" table:formula="of:=SUM([.J3:.J37]=[.$U3:.$U37])" office:value-type="float"/>
          <table:table-cell table:number-matrix-columns-spanned="1" table:number-matrix-rows-spanned="1" table:formula="of:=SUM([.K3:.K37]=[.$V3:.$V37])" office:value-type="float"/>
          <table:table-cell table:number-matrix-columns-spanned="1" table:number-matrix-rows-spanned="1" table:formula="of:=SUM([.L3:.L37]=[.$W3:.$W3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7]&lt;[.$X3:.$X37])" office:value-type="float"/>
          <table:table-cell table:number-matrix-columns-spanned="1" table:number-matrix-rows-spanned="1" table:formula="of:=SUM([.C3:.C37]&lt;[.$Y3:.$Y37])" office:value-type="float"/>
          <table:table-cell table:number-matrix-columns-spanned="1" table:number-matrix-rows-spanned="1" table:formula="of:=SUM([.D3:.D37]&lt;[.$Z3:.$Z37])" office:value-type="float"/>
          <table:table-cell table:number-matrix-columns-spanned="1" table:number-matrix-rows-spanned="1" table:formula="of:=SUM([.E3:.E37]&lt;[.$AA3:.$AA37])" office:value-type="float"/>
          <table:table-cell table:number-matrix-columns-spanned="1" table:number-matrix-rows-spanned="1" table:formula="of:=SUM([.F3:.F37]&lt;[.$AB3:.$AB37])" office:value-type="float"/>
          <table:table-cell table:number-matrix-columns-spanned="1" table:number-matrix-rows-spanned="1" table:formula="of:=SUM([.G3:.G37]&lt;[.$AC3:.$AC37])" office:value-type="float"/>
          <table:table-cell table:number-matrix-columns-spanned="1" table:number-matrix-rows-spanned="1" table:formula="of:=SUM([.H3:.H37]&lt;[.$AD3:.$AD37])" office:value-type="float"/>
          <table:table-cell table:number-matrix-columns-spanned="1" table:number-matrix-rows-spanned="1" table:formula="of:=SUM([.I3:.I37]&lt;[.$AE3:.$AE37])" office:value-type="float"/>
          <table:table-cell table:number-matrix-columns-spanned="1" table:number-matrix-rows-spanned="1" table:formula="of:=SUM([.J3:.J37]&lt;[.$AF3:.$AF37])" office:value-type="float"/>
          <table:table-cell table:number-matrix-columns-spanned="1" table:number-matrix-rows-spanned="1" table:formula="of:=SUM([.K3:.K37]&lt;[.$AG3:.$AG37])" office:value-type="float"/>
          <table:table-cell table:number-matrix-columns-spanned="1" table:number-matrix-rows-spanned="1" table:formula="of:=SUM([.L3:.L37]&lt;[.$AH3:.$AH3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7]&gt;[.$X3:.$X37])" office:value-type="float"/>
          <table:table-cell table:number-matrix-columns-spanned="1" table:number-matrix-rows-spanned="1" table:formula="of:=SUM([.C3:.C37]&gt;[.$Y3:.$Y37])" office:value-type="float"/>
          <table:table-cell table:number-matrix-columns-spanned="1" table:number-matrix-rows-spanned="1" table:formula="of:=SUM([.D3:.D37]&gt;[.$Z3:.$Z37])" office:value-type="float"/>
          <table:table-cell table:number-matrix-columns-spanned="1" table:number-matrix-rows-spanned="1" table:formula="of:=SUM([.E3:.E37]&gt;[.$AA3:.$AA37])" office:value-type="float"/>
          <table:table-cell table:number-matrix-columns-spanned="1" table:number-matrix-rows-spanned="1" table:formula="of:=SUM([.F3:.F37]&gt;[.$AB3:.$AB37])" office:value-type="float"/>
          <table:table-cell table:number-matrix-columns-spanned="1" table:number-matrix-rows-spanned="1" table:formula="of:=SUM([.G3:.G37]&gt;[.$AC3:.$AC37])" office:value-type="float"/>
          <table:table-cell table:number-matrix-columns-spanned="1" table:number-matrix-rows-spanned="1" table:formula="of:=SUM([.H3:.H37]&gt;[.$AD3:.$AD37])" office:value-type="float"/>
          <table:table-cell table:number-matrix-columns-spanned="1" table:number-matrix-rows-spanned="1" table:formula="of:=SUM([.I3:.I37]&gt;[.$AE3:.$AE37])" office:value-type="float"/>
          <table:table-cell table:number-matrix-columns-spanned="1" table:number-matrix-rows-spanned="1" table:formula="of:=SUM([.J3:.J37]&gt;[.$AF3:.$AF37])" office:value-type="float"/>
          <table:table-cell table:number-matrix-columns-spanned="1" table:number-matrix-rows-spanned="1" table:formula="of:=SUM([.K3:.K37]&gt;[.$AG3:.$AG37])" office:value-type="float"/>
          <table:table-cell table:number-matrix-columns-spanned="1" table:number-matrix-rows-spanned="1" table:formula="of:=SUM([.L3:.L37]&gt;[.$AH3:.$AH3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7]=[.$AI3:.$AI37])" office:value-type="float"/>
          <table:table-cell table:number-matrix-columns-spanned="1" table:number-matrix-rows-spanned="1" table:formula="of:=SUM([.C3:.C37]=[.$AJ3:.$AJ37])" office:value-type="float"/>
          <table:table-cell table:number-matrix-columns-spanned="1" table:number-matrix-rows-spanned="1" table:formula="of:=SUM([.D3:.D37]=[.$AK3:.$AK37])" office:value-type="float"/>
          <table:table-cell table:number-matrix-columns-spanned="1" table:number-matrix-rows-spanned="1" table:formula="of:=SUM([.E3:.E37]=[.$AL3:.$AL37])" office:value-type="float"/>
          <table:table-cell table:number-matrix-columns-spanned="1" table:number-matrix-rows-spanned="1" table:formula="of:=SUM([.F3:.F37]=[.$AM3:.$AM37])" office:value-type="float"/>
          <table:table-cell table:number-matrix-columns-spanned="1" table:number-matrix-rows-spanned="1" table:formula="of:=SUM([.G3:.G37]=[.$AN3:.$AN37])" office:value-type="float"/>
          <table:table-cell table:number-matrix-columns-spanned="1" table:number-matrix-rows-spanned="1" table:formula="of:=SUM([.H3:.H37]=[.$AO3:.$AO37])" office:value-type="float"/>
          <table:table-cell table:number-matrix-columns-spanned="1" table:number-matrix-rows-spanned="1" table:formula="of:=SUM([.I3:.I37]=[.$AP3:.$AP37])" office:value-type="float"/>
          <table:table-cell table:number-matrix-columns-spanned="1" table:number-matrix-rows-spanned="1" table:formula="of:=SUM([.J3:.J37]=[.$AQ3:.$AQ37])" office:value-type="float"/>
          <table:table-cell table:number-matrix-columns-spanned="1" table:number-matrix-rows-spanned="1" table:formula="of:=SUM([.K3:.K37]=[.$AR3:.$AR37])" office:value-type="float"/>
          <table:table-cell table:number-matrix-columns-spanned="1" table:number-matrix-rows-spanned="1" table:formula="of:=SUM([.L3:.L37]=[.$AS3:.$AS3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7])" office:value-type="float"/>
          <table:table-cell table:formula="of:=AVERAGE([Instances.C3:Instances.C37])" office:value-type="float"/>
          <table:table-cell table:formula="of:=AVERAGE([Instances.D3:Instances.D37])" office:value-type="float"/>
          <table:table-cell table:formula="of:=AVERAGE([Instances.E3:Instances.E37])" office:value-type="float"/>
          <table:table-cell table:formula="of:=SUM([Instances.F3:Instances.F37])" office:value-type="float"/>
          <table:table-cell table:formula="of:=AVERAGE([Instances.G3:Instances.G37])" office:value-type="float"/>
          <table:table-cell table:formula="of:=AVERAGE([Instances.H3:Instances.H37])" office:value-type="float"/>
          <table:table-cell table:formula="of:=AVERAGE([Instances.I3:Instances.I37])" office:value-type="float"/>
          <table:table-cell table:formula="of:=AVERAGE([Instances.J3:Instances.J37])" office:value-type="float"/>
          <table:table-cell table:formula="of:=AVERAGE([Instances.K3:Instances.K37])" office:value-type="float"/>
          <table:table-cell table:formula="of:=AVERAGE([Instances.L3:Instances.L3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